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extos">
      <style:text-properties officeooo:rsid="001c7a6b" officeooo:paragraph-rsid="001c7a6b"/>
    </style:style>
    <style:style style:name="P5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6" style:family="paragraph" style:parent-style-name="Nivel1" style:master-page-name="Pagina">
      <style:paragraph-properties style:page-number="auto"/>
    </style:style>
    <style:style style:name="P7" style:family="paragraph" style:parent-style-name="TablaContenidosDemostrativo" style:master-page-name="Pagina">
      <style:paragraph-properties style:page-number="auto"/>
    </style:style>
    <style:style style:name="P8" style:family="paragraph" style:parent-style-name="Textos" style:master-page-name="Pagina">
      <style:paragraph-properties style:page-number="auto"/>
    </style:style>
    <style:style style:name="P9" style:family="paragraph" style:parent-style-name="Textos">
      <style:text-properties officeooo:rsid="001c7a6b" officeooo:paragraph-rsid="00198f1b"/>
    </style:style>
    <style:style style:name="P10" style:family="paragraph" style:parent-style-name="Textos">
      <style:text-properties officeooo:rsid="0016b2d2" officeooo:paragraph-rsid="0016b2d2"/>
    </style:style>
    <style:style style:name="P11" style:family="paragraph" style:parent-style-name="Textos">
      <style:text-properties officeooo:rsid="001fad34" officeooo:paragraph-rsid="001fad34"/>
    </style:style>
    <style:style style:name="P12" style:family="paragraph" style:parent-style-name="Textos">
      <style:text-properties fo:font-weight="bold" officeooo:rsid="001fad34" officeooo:paragraph-rsid="001fad34" style:font-weight-asian="bold" style:font-weight-complex="bold"/>
    </style:style>
    <style:style style:name="P13" style:family="paragraph" style:parent-style-name="CuerpoTabla">
      <style:text-properties officeooo:rsid="001fad34" officeooo:paragraph-rsid="001fad34"/>
    </style:style>
    <style:style style:name="P14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ad34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0.<text:span text:style-name="T3">17</text:span></text:p>
      <text:p text:style-name="Standard"/>
      <text:p text:style-name="SubtituloPortadaYDemostrativos">Tipo de documento: Acta</text:p>
      <text:p text:style-name="SubtituloPortadaYDemostrativos"><text:span text:style-name="T4">19</text:span>/<text:span text:style-name="T1">03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3">17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19</text:span>/<text:span text:style-name="T1">03/</text:span>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8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19</text:span>/<text:span text:style-name="T1">03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19</text:span>/<text:span text:style-name="T1">03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7">Tabla de contenido</text:p>
          </text:index-title>
          <text:p text:style-name="P14"><text:a xlink:type="simple" xlink:href="#__RefHeading__1803_1352885363" text:style-name="Index_20_Link" text:visited-style-name="Index_20_Link">Datos de la reunión:<text:tab/>4</text:a></text:p>
          <text:p text:style-name="P15"><text:a xlink:type="simple" xlink:href="#__RefHeading__744_302876939" text:style-name="Index_20_Link" text:visited-style-name="Index_20_Link">Tabla 01. Datos de la reunión, 2014<text:tab/>4</text:a></text:p>
          <text:p text:style-name="P14"><text:a xlink:type="simple" xlink:href="#__RefHeading__746_302876939" text:style-name="Index_20_Link" text:visited-style-name="Index_20_Link">Puntos del orden del día:<text:tab/>4</text:a></text:p>
          <text:p text:style-name="P14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6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19</text:span>/<text:span text:style-name="T1">03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3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  <text:p text:style-name="P13">Raú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0">Primer punto del día a tratar fue el estado actual de las tareas de Manuel ,Silvia y Roberto.</text:p>
      <text:p text:style-name="P11">Tarea nueva la de acabar de juntar Pentium 4 y los Athlon restantes. Sobre lo de los Pentium 4 buscar en el laboratorio 31 A y traer los que quedan y para mirar de completar todo que con esto no va llegar, ir a la aula Magna mirar de traer los restantes equipos.</text:p>
      <text:p text:style-name="P11">Luego los Pcs que tengamos empaquetados ir metiéndolos en las cajas para luego subirlos al City.</text:p>
      <text:p text:style-name="P11">Manuel tiene que mandar un correo con el enlace del manual de la versión 3 del Python ya creado.</text:p>
      <text:p text:style-name="P11">Un acuerdo que se ha llegado es el de <text:span text:style-name="T5">colocar los appliance en centros educativos</text:span> como la Carballeira ,Maceda ,etc para el filtrado.</text:p>
      <text:p text:style-name="P11"/>
      <text:p text:style-name="P12"><text:soft-page-break/>Ahora también se añadió un nuevo experimento, que es el de conectar y probar si funcionan tres placas conectadas a una misma fuente de alimentación.</text:p>
      <text:p text:style-name="P11">Roberto tiene que plantear un día para los tres para realizar el experimento anterior. </text:p>
      <text:p text:style-name="P12">Al final se acordó que sea el martes para realizar el experimento anterior.</text:p>
      <text:p text:style-name="P9"/>
      <text:p text:style-name="P4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><text:bookmark-start text:name="__RefHeading__1801_1352885363"/><text:bookmark-end text:name="__RefHeading__1801_1352885363"/></text:p>
      <text:p text:style-name="SubtituloPortadaYDemostrativos"/>
      <text:p text:style-name="SubtituloPortadaYDemostrativos"/>
      <text:p text:style-name="Nivel2"><text:bookmark-start text:name="__RefHeading__639_378043852"/><text:bookmark-end text:name="__RefHeading__639_378043852"/></text:p>
      <text:p text:style-name="Nivel3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3-19T16:47:30.868379284</dc:date>
    <dc:creator>Manuel </dc:creator>
    <meta:document-statistic meta:table-count="5" meta:image-count="3" meta:object-count="0" meta:page-count="5" meta:paragraph-count="71" meta:word-count="344" meta:character-count="2017" meta:non-whitespace-character-count="1702"/>
  </office:meta>
</office:document-meta>
</file>